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50FF285A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4.763cm" svg:height="2.117cm" draw:z-index="0"><draw:image xlink:href="Pictures/10000000000000B400000050FF285AE0.png" xlink:type="simple" xlink:show="embed" xlink:actuate="onLoad"/></draw:frame>File with image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  <meta:creation-date>2007-11-12T18:01:40</meta:creation-date>
    <dc:creator>Svante Schubert</dc:creator>
    <dc:date>2008-05-05T16:28:43</dc:date>
    <meta:editing-cycles>4</meta:editing-cycles>
    <meta:editing-duration>PT11M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3" meta:character-count="18"/>
  </office:meta>
</office:document-meta>
</file>